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208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362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5409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9311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1.1201in"/>
    </style:style>
    <style:style style:name="ro14" style:family="table-row">
      <style:table-row-properties style:row-height="0.6736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45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1807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6945in" fo:break-before="auto" style:use-optimal-row-height="true"/>
    </style:style>
    <style:style style:name="ro26" style:family="table-row">
      <style:table-row-properties style:row-height="0.302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8" style:family="table-row">
      <style:table-row-properties style:row-height="0.8492in" fo:break-before="auto" style:use-optimal-row-height="false"/>
    </style:style>
    <style:style style:name="ro29" style:family="table-row">
      <style:table-row-properties style:row-height="0.5693in" fo:break-before="auto" style:use-optimal-row-height="fals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9327in" fo:break-before="auto" style:use-optimal-row-height="false"/>
    </style:style>
    <style:style style:name="ro32" style:family="table-row">
      <style:table-row-properties style:row-height="0.8189in" fo:break-before="auto" style:use-optimal-row-height="fals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0.6937in" fo:break-before="auto" style:use-optimal-row-height="false"/>
    </style:style>
    <style:style style:name="ro35" style:family="table-row">
      <style:table-row-properties style:row-height="0.6425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5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6" style:family="table-cell" style:parent-style-name="Default">
      <style:text-properties style:font-name="Arial" fo:font-size="10pt" fo:font-weight="bold" style:font-name-asian="Tahoma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8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9">
          <table:table-cell table:style-name="ce48">
            <draw:frame table:end-cell-address="Cover.C6" table:end-x="0.0146in" table:end-y="0.1563in" draw:z-index="0" draw:name="Graphics 3" draw:style-name="gr1" draw:text-style-name="P1" svg:width="2.3122in" svg:height="1.071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2" table:number-columns-repeated="2"/>
          <table: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repeated="248"/>
          <table:table-cell/>
        </table:table-row>
        <table:table-row table:style-name="ro19" table:number-rows-repeated="3">
          <table:table-cell table:style-name="ce49"/>
          <table:table-cell table:number-columns-repeated="2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7">
          <table:table-cell table:style-name="ce49"/>
          <table:table-cell table:number-columns-repeated="2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20">
          <table:table-cell table:style-name="ce49"/>
          <table:table-cell table:style-name="ce53" office:value-type="string" table:number-columns-spanned="2" table:number-rows-spanned="1">
            <text:p>Iphone User Stories Test Definition</text:p>
          </table:table-cell>
          <table:covered-table-cell table:style-name="ce49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9">
          <table:table-cell table:style-name="ce49"/>
          <table:table-cell table:style-name="ce54" office:value-type="string">
            <text:p>Version:</text:p>
          </table:table-cell>
          <table:table-cell table:style-name="ce91" office:value-type="float" office:value="2.2">
            <text:p>2.2</text:p>
          </table:table-cell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9">
          <table:table-cell table:style-name="ce49"/>
          <table:table-cell table:style-name="ce54" office:value-type="string">
            <text:p>Issue date:</text:p>
          </table:table-cell>
          <table:table-cell table:style-name="ce92"/>
          <table:table-cell table:style-name="ce49" table:number-columns-repeated="3"/>
          <table:table-cell table:style-name="ce48" table:number-columns-repeated="249"/>
          <table:table-cell/>
        </table:table-row>
        <table:table-row table:style-name="ro19">
          <table:table-cell table:style-name="ce49"/>
          <table:table-cell table:style-name="ce54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22">
          <table:table-cell table:style-name="ce50"/>
          <table:table-cell table:style-name="ce84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0" table:number-columns-repeated="248"/>
          <table:table-cell/>
        </table:table-row>
        <table:table-row table:style-name="ro19" table:number-rows-repeated="2">
          <table:table-cell table:style-name="ce50"/>
          <table:table-cell table:number-columns-repeated="6"/>
          <table:table-cell table:style-name="ce50" table:number-columns-repeated="248"/>
          <table:table-cell/>
        </table:table-row>
        <table:table-row table:style-name="ro26">
          <table:table-cell table:style-name="ce51"/>
          <table:table-cell table:style-name="ce85" office:value-type="string">
            <text:p>Record of change:</text:p>
          </table:table-cell>
          <table:table-cell table:style-name="ce48" table:number-columns-repeated="5"/>
          <table:table-cell table:style-name="ce51" table:number-columns-repeated="248"/>
          <table:table-cell/>
        </table:table-row>
        <table:table-row table:style-name="ro27">
          <table:table-cell table:style-name="ce51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51" table:number-columns-repeated="248"/>
          <table:table-cell/>
        </table:table-row>
        <table:table-row table:style-name="ro19">
          <table:table-cell table:style-name="ce51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50"/>
          <table:table-cell table:style-name="ce51" table:number-columns-repeated="247"/>
          <table:table-cell/>
        </table:table-row>
        <table:table-row table:style-name="ro19">
          <table:table-cell table:style-name="ce50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50" table:number-columns-repeated="248"/>
          <table:table-cell/>
        </table:table-row>
        <table:table-row table:style-name="ro19">
          <table:table-cell table:style-name="ce50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50" table:number-columns-repeated="248"/>
          <table:table-cell/>
        </table:table-row>
        <table:table-row table:style-name="ro19">
          <table:table-cell table:style-name="ce50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9">
          <table:table-cell table:style-name="ce50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50" table:number-columns-repeated="248"/>
          <table:table-cell/>
        </table:table-row>
        <table:table-row table:style-name="ro19">
          <table:table-cell table:style-name="ce50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3">
          <table:table-cell table:style-name="ce50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9">
          <table:table-cell table:style-name="ce50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48"/>
          <table:table-cell table:style-name="ce50" table:number-columns-repeated="247"/>
          <table:table-cell/>
        </table:table-row>
        <table:table-row table:style-name="ro19">
          <table:table-cell table:style-name="ce48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48" table:number-columns-repeated="248"/>
          <table:table-cell/>
        </table:table-row>
        <table:table-row table:style-name="ro19" table:number-rows-repeated="2">
          <table:table-cell table:style-name="ce48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48" table:number-columns-repeated="248"/>
          <table:table-cell/>
        </table:table-row>
        <table:table-row table:style-name="ro19">
          <table:table-cell table:style-name="ce48" table:number-columns-repeated="255"/>
          <table:table-cell/>
        </table:table-row>
        <table:table-row table:style-name="ro19">
          <table:table-cell table:style-name="ce48"/>
          <table:table-cell table:number-columns-repeated="7"/>
          <table:table-cell table:style-name="ce48" table:number-columns-repeated="247"/>
          <table:table-cell/>
        </table:table-row>
        <table:table-row table:style-name="ro19" table:number-rows-repeated="3">
          <table:table-cell table:style-name="ce48" table:number-columns-repeated="255"/>
          <table:table-cell/>
        </table:table-row>
        <table:table-row table:style-name="ro19" table:number-rows-repeated="9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19" table:number-rows-repeated="10">
          <table:table-cell table:style-name="ce48" table:number-columns-repeated="255"/>
          <table:table-cell/>
        </table:table-row>
        <table:table-row table:style-name="ro19" table:number-rows-repeated="1048525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Check_List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8" table:number-columns-repeated="253" table:default-cell-style-name="Default"/>
        <table:table-row table:style-name="ro14">
          <table:table-cell table:style-name="ce55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Mobile </text:span><text:span text:style-name="T3">2.0</text:span></text:p>
          </table:table-cell>
          <table:covered-table-cell table:style-name="ce59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5">
          <table:table-cell table:style-name="ce56" office:value-type="string">
            <text:p>Id</text:p>
          </table:table-cell>
          <table:table-cell table:style-name="ce59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1</text:p>
          </table:table-cell>
          <table:table-cell table:style-name="ce41" office:value-type="string">
            <text:p>Show gadget List on Mobile device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2</text:p>
          </table:table-cell>
          <table:table-cell table:style-name="ce41" office:value-type="string">
            <text:p>View Gadgets of [Gadget Registry] Dashboard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3</text:p>
          </table:table-cell>
          <table:table-cell table:style-name="ce41" office:value-type="string">
            <text:p>View Gadgets of Developer Dashboard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2">
          <table:table-cell table:style-name="ce41" office:value-type="string">
            <text:p>USR_MOB_IPO_04</text:p>
          </table:table-cell>
          <table:table-cell table:style-name="ce41" office:value-type="string">
            <text:p>View Gadgets of Marketing Dashboard</text:p>
          </table:table-cell>
          <table:table-cell table:style-name="ce82" office:value-type="string">
            <text:p>High</text:p>
          </table:table-cell>
          <table:table-cell table:style-name="ce83"/>
          <table:table-cell table:style-name="ce32" table:number-columns-repeated="251"/>
        </table:table-row>
        <table:table-row table:style-name="ro1">
          <table:table-cell table:style-name="ce57"/>
          <table:table-cell table:style-name="ce60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7"/>
          <table:table-cell table:style-name="ce61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7"/>
          <table:table-cell table:style-name="ce62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5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3" table:number-rows-repeated="2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7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7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5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11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8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9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0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1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4">
          <table:table-cell table:style-name="ce58"/>
          <table:table-cell table:style-name="ce70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4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5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6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7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2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8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5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3">
          <table:table-cell table:style-name="ce58"/>
          <table:table-cell table:style-name="ce65"/>
          <table:table-cell table:style-name="ce82"/>
          <table:table-cell table:style-name="ce83"/>
          <table:table-cell table:style-name="ce32" table:number-columns-repeated="251"/>
        </table:table-row>
        <table:table-row table:style-name="ro16" table:number-rows-repeated="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8"/>
          <table:table-cell table:style-name="ce82"/>
          <table:table-cell table:style-name="ce83"/>
          <table:table-cell table:style-name="ce32" table:number-columns-repeated="251"/>
        </table:table-row>
        <table:table-row table:style-name="ro16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7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83"/>
          <table:table-cell table:style-name="ce32" table:number-columns-repeated="251"/>
        </table:table-row>
        <table:table-row table:style-name="ro7" table:number-rows-repeated="2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7">
          <table:table-cell table:style-name="ce58"/>
          <table:table-cell table:style-name="ce75"/>
          <table:table-cell table:style-name="ce82"/>
          <table:table-cell table:style-name="ce83"/>
          <table:table-cell table:style-name="ce32" table:number-columns-repeated="251"/>
        </table:table-row>
        <table:table-row table:style-name="ro7">
          <table:table-cell table:style-name="ce58"/>
          <table:table-cell table:style-name="ce76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4">
          <table:table-cell table:style-name="ce58"/>
          <table:table-cell table:style-name="ce74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83"/>
          <table:table-cell table:style-name="ce32" table:number-columns-repeated="251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3">
          <table:table-cell table:style-name="ce58"/>
          <table:table-cell table:style-name="ce80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2">
          <table:table-cell table:style-name="ce58"/>
          <table:table-cell table:style-name="ce64"/>
          <table:table-cell table:style-name="ce82"/>
          <table:table-cell table:style-name="ce83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4" table:default-cell-style-name="Default"/>
        <table:table-column table:style-name="co27" table:default-cell-style-name="Default"/>
        <table:table-column table:style-name="co8" table:number-columns-repeated="1011" table:default-cell-style-name="Default"/>
        <table:table-row table:style-name="ro12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number-columns-repeated="2"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8">
          <table:table-cell table:style-name="ce118" office:value-type="float" office:value="1">
            <text:p>001</text:p>
          </table:table-cell>
          <table:table-cell table:style-name="ce41" office:value-type="string">
            <text:p>USR_MOB_IPO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IPO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IPO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60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PC</text:span></text:p>
            <text:p><text:span text:style-name="T6">- Go to Dashboard page</text:span></text:p>
            <text:p><text:span text:style-name="T6">- Add Dashboard tab with name is [Gadget 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5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IPO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Mobile device</text:span></text:p>
            <text:p><text:span text:style-name="T6">- Access to Dashboard application</text:span></text:p>
            <text:p><text:span text:style-name="T6">- Open [Gadget Registry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1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IPO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60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PC</text:span></text:p>
            <text:p><text:span text:style-name="T6">- Go to Dashboard page</text:span></text:p>
            <text:p><text:span text:style-name="T6">- Add Dashboard tab with name is 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6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IPO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Mobile device</text:span></text:p>
            <text:p><text:span text:style-name="T6">- Access to Dashboard application</text:span></text:p>
            <text:p><text:span text:style-name="T6">- Open [Developer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1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IPO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60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PC</text:span></text:p>
            <text:p><text:span text:style-name="T6">- Go to Dashboard page</text:span></text:p>
            <text:p><text:span text:style-name="T6">- Add Dashboard tab with name is 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3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IPO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Mobile device</text:span></text:p>
            <text:p><text:span text:style-name="T6">- Access to Dashboard application</text:span></text:p>
            <text:p><text:span text:style-name="T6">- Open [Marketing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60"/>
          <table:table-cell table:style-name="ce142"/>
          <table:table-cell table:style-name="ce62"/>
          <table:table-cell table:style-name="ce60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61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61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3"/>
          <table:table-cell table:style-name="ce61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60"/>
          <table:table-cell table:style-name="ce142"/>
          <table:table-cell table:style-name="ce62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2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2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2" table:number-rows-repeated="10">
          <table:table-cell table:style-name="ce115" table:number-columns-repeated="256"/>
          <table:table-cell table:number-columns-repeated="76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41" office:value-type="string">
            <text:p>USR_MOB_IPO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1">
          <table:table-cell table:style-name="ce41" office:value-type="string">
            <text:p>USR_MOB_IPO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2">
          <table:table-cell table:style-name="ce41" office:value-type="string">
            <text:p>USR_MOB_IPO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2">
          <table:table-cell table:style-name="ce41" office:value-type="string">
            <text:p>USR_MOB_IPO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8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3T18:22:23</dc:date>
    <meta:print-date>2008-06-17T00:45:47</meta:print-date>
    <dc:language>en-US</dc:language>
    <meta:editing-cycles>801</meta:editing-cycles>
    <meta:editing-duration>P14DT4H39M13S</meta:editing-duration>
    <meta:document-statistic meta:table-count="4" meta:cell-count="348" meta:object-count="1"/>
    <meta:user-defined meta:name="Info 1"/>
    <meta:user-defined meta:name="Info 2"/>
    <meta:user-defined meta:name="Info 3"/>
    <meta:user-defined meta:name="Info 4"/>
  </office:meta>
</office:document-meta>
</file>